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129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7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4.782cm"/>
    </style:style>
    <style:style style:name="co13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3.399cm"/>
    </style:style>
    <style:style style:name="co15" style:family="table-column">
      <style:table-column-properties fo:break-before="auto" style:column-width="0.889cm"/>
    </style:style>
    <style:style style:name="co16" style:family="table-column">
      <style:table-column-properties fo:break-before="auto" style:column-width="2.244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3.3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aleout" table:style-name="ta1">
        <table:shapes>
          <draw:frame draw:z-index="0" draw:style-name="gr1" draw:text-style-name="P1" svg:width="18.501cm" svg:height="10.428cm" svg:x="37.329cm" svg:y="0.428cm">
            <draw:object draw:notify-on-update-of-ranges="Scaleout.K8:Scaleout.K8 Scaleout.K9:Scaleout.K20 Scaleout.L8:Scaleout.L8 Scaleout.L9:Scaleout.L20 Scaleout.M8:Scaleout.M8 Scaleout.M9:Scaleout.M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8cm" svg:x="60.014cm" svg:y="22.603cm">
            <draw:object draw:notify-on-update-of-ranges="Scaleout.C30:Scaleout.C30 Scaleout.C31:Scaleout.C45 Scaleout.D30:Scaleout.D30 Scaleout.D31:Scaleout.D45 Scaleout.E30:Scaleout.E30 Scaleout.E31:Scaleout.E45 Scaleout.F30:Scaleout.F30 Scaleout.F31:Scaleout.F45 Scaleout.G30:Scaleout.G30 Scaleout.G31:Scaleout.G45 Scaleout.H30:Scaleout.H30 Scaleout.H31:Scaleout.H45 Scaleout.I30:Scaleout.I30 Scaleout.I31:Scaleout.I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1cm" svg:height="8.998cm" svg:x="40.423cm" svg:y="12.905cm">
            <draw:object draw:notify-on-update-of-ranges="Scaleout.A50:Scaleout.A50 Scaleout.B50:Scaleout.N50 Scaleout.A51:Scaleout.A51 Scaleout.B51:Scaleout.N51" xlink:href="./Object 4" xlink:type="simple" xlink:show="embed" xlink:actuate="onLoad"/>
            <draw:image xlink:href="./ObjectReplacements/Object 4" xlink:type="simple" xlink:show="embed" xlink:actuate="onLoad"/>
            <svg:title>Througput in requests/30s</svg:title>
          </draw:frame>
          <draw:frame draw:z-index="3" draw:style-name="gr1" draw:text-style-name="P1" svg:width="15.999cm" svg:height="8.999cm" svg:x="40.444cm" svg:y="22.038cm">
            <draw:object draw:notify-on-update-of-ranges="Scaleout.A79:Scaleout.A79 Scaleout.B79:Scaleout.N79 Scaleout.A80:Scaleout.A80 Scaleout.B80:Scaleout.N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imewindow</text:p>
          </table:table-cell>
          <table:table-cell office:value-type="string" calcext:value-type="string">
            <text:p>10mi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muptime</text:p>
          </table:table-cell>
          <table:table-cell office:value-type="string" calcext:value-type="string">
            <text:p>1mi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 table:style-name="ce1" office:value-type="string" calcext:value-type="string">
            <text:p>Responsetime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2" office:value-type="string" calcext:value-type="string">
            <text:p>TestRun</text:p>
          </table:table-cell>
          <table:table-cell table:style-name="ce5" office:value-type="string" calcext:value-type="string">
            <text:p>ClientCoun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Variance</text:p>
          </table:table-cell>
          <table:table-cell table:style-name="ce5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Percentile 2.5</text:p>
          </table:table-cell>
          <table:table-cell table:style-name="ce5" office:value-type="string" calcext:value-type="string">
            <text:p>Percentile 97.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2013-12-05 05:16:05</text:p>
          </table:table-cell>
          <table:table-cell office:value-type="float" office:value="1386260165931" calcext:value-type="float">
            <text:p>1386260165931</text:p>
          </table:table-cell>
          <table:table-cell office:value-type="float" office:value="1684.17422380817" calcext:value-type="float">
            <text:p>1684.1742238082</text:p>
          </table:table-cell>
          <table:table-cell office:value-type="float" office:value="41.0386917896779" calcext:value-type="float">
            <text:p>41.0386917897</text:p>
          </table:table-cell>
          <table:table-cell office:value-type="float" office:value="20.1794061657712" calcext:value-type="float">
            <text:p>20.1794061658</text:p>
          </table:table-cell>
          <table:table-cell office:value-type="float" office:value="277889" calcext:value-type="float">
            <text:p>277889</text:p>
          </table:table-cell>
          <table:table-cell office:value-type="float" office:value="3" calcext:value-type="float">
            <text:p>3</text:p>
          </table:table-cell>
          <table:table-cell office:value-type="float" office:value="3059" calcext:value-type="float">
            <text:p>30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2013-12-05 06:40:12</text:p>
          </table:table-cell>
          <table:table-cell office:value-type="float" office:value="1386265212487" calcext:value-type="float">
            <text:p>1386265212487</text:p>
          </table:table-cell>
          <table:table-cell office:value-type="float" office:value="863.248542098848" calcext:value-type="float">
            <text:p>863.2485420988</text:p>
          </table:table-cell>
          <table:table-cell office:value-type="float" office:value="29.3810915743246" calcext:value-type="float">
            <text:p>29.3810915743</text:p>
          </table:table-cell>
          <table:table-cell office:value-type="float" office:value="32.0959262187574" calcext:value-type="float">
            <text:p>32.0959262188</text:p>
          </table:table-cell>
          <table:table-cell office:value-type="float" office:value="433823" calcext:value-type="float">
            <text:p>433823</text:p>
          </table:table-cell>
          <table:table-cell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2013-12-05 07:22:10</text:p>
          </table:table-cell>
          <table:table-cell office:value-type="float" office:value="1386267730988" calcext:value-type="float">
            <text:p>1386267730988</text:p>
          </table:table-cell>
          <table:table-cell office:value-type="float" office:value="1004.19561477006" calcext:value-type="float">
            <text:p>1004.1956147701</text:p>
          </table:table-cell>
          <table:table-cell office:value-type="float" office:value="31.6890456588717" calcext:value-type="float">
            <text:p>31.6890456589</text:p>
          </table:table-cell>
          <table:table-cell office:value-type="float" office:value="48.0152894941684" calcext:value-type="float">
            <text:p>48.0152894942</text:p>
          </table:table-cell>
          <table:table-cell office:value-type="float" office:value="474051" calcext:value-type="float">
            <text:p>474051</text:p>
          </table:table-cell>
          <table:table-cell office:value-type="float" office:value="2" calcext:value-type="float">
            <text:p>2</text:p>
          </table:table-cell>
          <table:table-cell office:value-type="float" office:value="2577" calcext:value-type="float">
            <text:p>257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2013-12-05 07:54:51</text:p>
          </table:table-cell>
          <table:table-cell office:value-type="float" office:value="1386269691061" calcext:value-type="float">
            <text:p>1386269691061</text:p>
          </table:table-cell>
          <table:table-cell office:value-type="float" office:value="3018.41703851592" calcext:value-type="float">
            <text:p>3018.4170385159</text:p>
          </table:table-cell>
          <table:table-cell office:value-type="float" office:value="54.9401223016105" calcext:value-type="float">
            <text:p>54.9401223016</text:p>
          </table:table-cell>
          <table:table-cell office:value-type="float" office:value="60.3098728933472" calcext:value-type="float">
            <text:p>60.3098728933</text:p>
          </table:table-cell>
          <table:table-cell office:value-type="float" office:value="498243" calcext:value-type="float">
            <text:p>498243</text:p>
          </table:table-cell>
          <table:table-cell office:value-type="float" office:value="2" calcext:value-type="float">
            <text:p>2</text:p>
          </table:table-cell>
          <table:table-cell office:value-type="float" office:value="3044" calcext:value-type="float">
            <text:p>304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013-12-05 08:37:17</text:p>
          </table:table-cell>
          <table:table-cell office:value-type="float" office:value="1386272237285" calcext:value-type="float">
            <text:p>1386272237285</text:p>
          </table:table-cell>
          <table:table-cell office:value-type="float" office:value="2920.91917058723" calcext:value-type="float">
            <text:p>2920.9191705872</text:p>
          </table:table-cell>
          <table:table-cell office:value-type="float" office:value="54.0455286826508" calcext:value-type="float">
            <text:p>54.0455286827</text:p>
          </table:table-cell>
          <table:table-cell office:value-type="float" office:value="72.4623158876621" calcext:value-type="float">
            <text:p>72.4623158877</text:p>
          </table:table-cell>
          <table:table-cell office:value-type="float" office:value="506009" calcext:value-type="float">
            <text:p>506009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2013-12-05 09:19:28</text:p>
          </table:table-cell>
          <table:table-cell office:value-type="float" office:value="1386274768441" calcext:value-type="float">
            <text:p>1386274768441</text:p>
          </table:table-cell>
          <table:table-cell office:value-type="float" office:value="2675.88512992237" calcext:value-type="float">
            <text:p>2675.8851299224</text:p>
          </table:table-cell>
          <table:table-cell office:value-type="float" office:value="51.7289583301497" calcext:value-type="float">
            <text:p>51.7289583301</text:p>
          </table:table-cell>
          <table:table-cell office:value-type="float" office:value="91.6506450903126" calcext:value-type="float">
            <text:p>91.6506450903</text:p>
          </table:table-cell>
          <table:table-cell office:value-type="float" office:value="499930" calcext:value-type="float">
            <text:p>499930</text:p>
          </table:table-cell>
          <table:table-cell office:value-type="float" office:value="5" calcext:value-type="float">
            <text:p>5</text:p>
          </table:table-cell>
          <table:table-cell office:value-type="float" office:value="5914" calcext:value-type="float">
            <text:p>5914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2013-12-05 10:12:06</text:p>
          </table:table-cell>
          <table:table-cell office:value-type="float" office:value="1386277926742" calcext:value-type="float">
            <text:p>1386277926742</text:p>
          </table:table-cell>
          <table:table-cell office:value-type="float" office:value="2709.25207030529" calcext:value-type="float">
            <text:p>2709.2520703053</text:p>
          </table:table-cell>
          <table:table-cell office:value-type="float" office:value="52.0504761775077" calcext:value-type="float">
            <text:p>52.0504761775</text:p>
          </table:table-cell>
          <table:table-cell office:value-type="float" office:value="109.295786084278" calcext:value-type="float">
            <text:p>109.2957860843</text:p>
          </table:table-cell>
          <table:table-cell office:value-type="float" office:value="500010" calcext:value-type="float">
            <text:p>500010</text:p>
          </table:table-cell>
          <table:table-cell office:value-type="float" office:value="5" calcext:value-type="float">
            <text:p>5</text:p>
          </table:table-cell>
          <table:table-cell office:value-type="float" office:value="4258" calcext:value-type="float">
            <text:p>4258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2013-12-08 01:24:58</text:p>
          </table:table-cell>
          <table:table-cell office:value-type="float" office:value="1386505498364" calcext:value-type="float">
            <text:p>1386505498364</text:p>
          </table:table-cell>
          <table:table-cell office:value-type="float" office:value="2742.38047002335" calcext:value-type="float">
            <text:p>2742.3804700234</text:p>
          </table:table-cell>
          <table:table-cell office:value-type="float" office:value="52.3677426477727" calcext:value-type="float">
            <text:p>52.3677426478</text:p>
          </table:table-cell>
          <table:table-cell office:value-type="float" office:value="116.423365334981" calcext:value-type="float">
            <text:p>116.423365335</text:p>
          </table:table-cell>
          <table:table-cell office:value-type="float" office:value="540493" calcext:value-type="float">
            <text:p>540493</text:p>
          </table:table-cell>
          <table:table-cell office:value-type="float" office:value="12" calcext:value-type="float">
            <text:p>12</text:p>
          </table:table-cell>
          <table:table-cell office:value-type="float" office:value="5776" calcext:value-type="float">
            <text:p>577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0" calcext:value-type="float">
            <text:p>270</text:p>
          </table:table-cell>
          <table:table-cell table:style-name="ce6" office:value-type="string" calcext:value-type="string">
            <text:p>2013-12-06 06:15:39</text:p>
          </table:table-cell>
          <table:table-cell office:value-type="float" office:value="1386350139423" calcext:value-type="float">
            <text:p>1386350139423</text:p>
          </table:table-cell>
          <table:table-cell office:value-type="float" office:value="2406.28299587657" calcext:value-type="float">
            <text:p>2406.2829958766</text:p>
          </table:table-cell>
          <table:table-cell office:value-type="float" office:value="49.053878499835" calcext:value-type="float">
            <text:p>49.0538784998</text:p>
          </table:table-cell>
          <table:table-cell office:value-type="float" office:value="129.938421997804" calcext:value-type="float">
            <text:p>129.9384219978</text:p>
          </table:table-cell>
          <table:table-cell office:value-type="float" office:value="550164" calcext:value-type="float">
            <text:p>550164</text:p>
          </table:table-cell>
          <table:table-cell office:value-type="float" office:value="8" calcext:value-type="float">
            <text:p>8</text:p>
          </table:table-cell>
          <table:table-cell office:value-type="float" office:value="5644" calcext:value-type="float">
            <text:p>5644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2013-12-06 05:27:11</text:p>
          </table:table-cell>
          <table:table-cell office:value-type="float" office:value="1386347231168" calcext:value-type="float">
            <text:p>1386347231168</text:p>
          </table:table-cell>
          <table:table-cell office:value-type="float" office:value="2157.33250239409" calcext:value-type="float">
            <text:p>2157.3325023941</text:p>
          </table:table-cell>
          <table:table-cell office:value-type="float" office:value="46.4470935839272" calcext:value-type="float">
            <text:p>46.4470935839</text:p>
          </table:table-cell>
          <table:table-cell office:value-type="float" office:value="146.625117579855" calcext:value-type="float">
            <text:p>146.6251175799</text:p>
          </table:table-cell>
          <table:table-cell office:value-type="float" office:value="554942" calcext:value-type="float">
            <text:p>554942</text:p>
          </table:table-cell>
          <table:table-cell office:value-type="float" office:value="7" calcext:value-type="float">
            <text:p>7</text:p>
          </table:table-cell>
          <table:table-cell office:value-type="float" office:value="3639" calcext:value-type="float">
            <text:p>3639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2013-12-08 01:50:33</text:p>
          </table:table-cell>
          <table:table-cell office:value-type="float" office:value="1386507033287" calcext:value-type="float">
            <text:p>1386507033287</text:p>
          </table:table-cell>
          <table:table-cell office:value-type="float" office:value="209.289853919171" calcext:value-type="float">
            <text:p>209.2898539192</text:p>
          </table:table-cell>
          <table:table-cell office:value-type="float" office:value="14.4668536288708" calcext:value-type="float">
            <text:p>14.4668536289</text:p>
          </table:table-cell>
          <table:table-cell office:value-type="float" office:value="10.7235463550761" calcext:value-type="float">
            <text:p>10.7235463551</text:p>
          </table:table-cell>
          <table:table-cell office:value-type="float" office:value="245108" calcext:value-type="float">
            <text:p>245108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013-12-08 02:13:32</text:p>
          </table:table-cell>
          <table:table-cell office:value-type="float" office:value="1386508412664" calcext:value-type="float">
            <text:p>1386508412664</text:p>
          </table:table-cell>
          <table:table-cell office:value-type="float" office:value="320.265047106897" calcext:value-type="float">
            <text:p>320.2650471069</text:p>
          </table:table-cell>
          <table:table-cell office:value-type="float" office:value="17.895950578466" calcext:value-type="float">
            <text:p>17.8959505785</text:p>
          </table:table-cell>
          <table:table-cell office:value-type="float" office:value="21.7317961835825" calcext:value-type="float">
            <text:p>21.7317961836</text:p>
          </table:table-cell>
          <table:table-cell office:value-type="float" office:value="452309" calcext:value-type="float">
            <text:p>452309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>
            <text:p>Throughput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ssages / 30sec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 0</text:p>
          </table:table-cell>
          <table:table-cell office:value-type="string" calcext:value-type="string">
            <text:p>Count 30</text:p>
          </table:table-cell>
          <table:table-cell office:value-type="string" calcext:value-type="string">
            <text:p>Count 60</text:p>
          </table:table-cell>
          <table:table-cell office:value-type="string" calcext:value-type="string">
            <text:p>Count 90</text:p>
          </table:table-cell>
          <table:table-cell office:value-type="string" calcext:value-type="string">
            <text:p>Count 120</text:p>
          </table:table-cell>
          <table:table-cell office:value-type="string" calcext:value-type="string">
            <text:p>Count 150</text:p>
          </table:table-cell>
          <table:table-cell office:value-type="string" calcext:value-type="string">
            <text:p>Count 180</text:p>
          </table:table-cell>
          <table:table-cell office:value-type="string" calcext:value-type="string">
            <text:p>Count 210</text:p>
          </table:table-cell>
          <table:table-cell office:value-type="string" calcext:value-type="string">
            <text:p>Count 240</text:p>
          </table:table-cell>
          <table:table-cell office:value-type="string" calcext:value-type="string">
            <text:p>Count 270</text:p>
          </table:table-cell>
          <table:table-cell office:value-type="string" calcext:value-type="string">
            <text:p>Count 300</text:p>
          </table:table-cell>
          <table:table-cell office:value-type="string" calcext:value-type="string">
            <text:p>Count 15</text:p>
          </table:table-cell>
          <table:table-cell office:value-type="string" calcext:value-type="string">
            <text:p>Count 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386" calcext:value-type="float">
            <text:p>12386</text:p>
          </table:table-cell>
          <table:table-cell office:value-type="float" office:value="19604" calcext:value-type="float">
            <text:p>19604</text:p>
          </table:table-cell>
          <table:table-cell office:value-type="float" office:value="22583" calcext:value-type="float">
            <text:p>22583</text:p>
          </table:table-cell>
          <table:table-cell office:value-type="float" office:value="23477" calcext:value-type="float">
            <text:p>23477</text:p>
          </table:table-cell>
          <table:table-cell office:value-type="float" office:value="27007" calcext:value-type="float">
            <text:p>27007</text:p>
          </table:table-cell>
          <table:table-cell office:value-type="float" office:value="22452" calcext:value-type="float">
            <text:p>22452</text:p>
          </table:table-cell>
          <table:table-cell office:value-type="float" office:value="25754" calcext:value-type="float">
            <text:p>25754</text:p>
          </table:table-cell>
          <table:table-cell office:value-type="float" office:value="23163" calcext:value-type="float">
            <text:p>23163</text:p>
          </table:table-cell>
          <table:table-cell office:value-type="float" office:value="20959" calcext:value-type="float">
            <text:p>20959</text:p>
          </table:table-cell>
          <table:table-cell office:value-type="float" office:value="25131" calcext:value-type="float">
            <text:p>25131</text:p>
          </table:table-cell>
          <table:table-cell office:value-type="float" office:value="15886" calcext:value-type="float">
            <text:p>15886</text:p>
          </table:table-cell>
          <table:table-cell office:value-type="float" office:value="19786" calcext:value-type="float">
            <text:p>19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803" calcext:value-type="float">
            <text:p>19803</text:p>
          </table:table-cell>
          <table:table-cell office:value-type="float" office:value="37657" calcext:value-type="float">
            <text:p>37657</text:p>
          </table:table-cell>
          <table:table-cell office:value-type="float" office:value="48416" calcext:value-type="float">
            <text:p>48416</text:p>
          </table:table-cell>
          <table:table-cell office:value-type="float" office:value="52787" calcext:value-type="float">
            <text:p>52787</text:p>
          </table:table-cell>
          <table:table-cell office:value-type="float" office:value="53193" calcext:value-type="float">
            <text:p>53193</text:p>
          </table:table-cell>
          <table:table-cell office:value-type="float" office:value="50127" calcext:value-type="float">
            <text:p>50127</text:p>
          </table:table-cell>
          <table:table-cell office:value-type="float" office:value="49791" calcext:value-type="float">
            <text:p>49791</text:p>
          </table:table-cell>
          <table:table-cell office:value-type="float" office:value="54616" calcext:value-type="float">
            <text:p>54616</text:p>
          </table:table-cell>
          <table:table-cell office:value-type="float" office:value="50494" calcext:value-type="float">
            <text:p>50494</text:p>
          </table:table-cell>
          <table:table-cell office:value-type="float" office:value="54601" calcext:value-type="float">
            <text:p>54601</text:p>
          </table:table-cell>
          <table:table-cell office:value-type="float" office:value="21568" calcext:value-type="float">
            <text:p>21568</text:p>
          </table:table-cell>
          <table:table-cell office:value-type="float" office:value="40397" calcext:value-type="float">
            <text:p>40397</text:p>
          </table:table-cell>
        </table:table-row>
        <table:table-row table:style-name="ro1">
          <table:table-cell table:style-name="ce4" office:value-type="time" office:time-value="PT01H30M00S" calcext:value-type="time">
            <text:p>01:30:00</text:p>
          </table:table-cell>
          <table:table-cell office:value-type="float" office:value="0" calcext:value-type="float">
            <text:p>0</text:p>
          </table:table-cell>
          <table:table-cell office:value-type="float" office:value="16894" calcext:value-type="float">
            <text:p>16894</text:p>
          </table:table-cell>
          <table:table-cell office:value-type="float" office:value="27998" calcext:value-type="float">
            <text:p>27998</text:p>
          </table:table-cell>
          <table:table-cell office:value-type="float" office:value="39925" calcext:value-type="float">
            <text:p>39925</text:p>
          </table:table-cell>
          <table:table-cell office:value-type="float" office:value="48925" calcext:value-type="float">
            <text:p>48925</text:p>
          </table:table-cell>
          <table:table-cell office:value-type="float" office:value="49935" calcext:value-type="float">
            <text:p>49935</text:p>
          </table:table-cell>
          <table:table-cell office:value-type="float" office:value="50667" calcext:value-type="float">
            <text:p>50667</text:p>
          </table:table-cell>
          <table:table-cell office:value-type="float" office:value="50190" calcext:value-type="float">
            <text:p>50190</text:p>
          </table:table-cell>
          <table:table-cell office:value-type="float" office:value="55048" calcext:value-type="float">
            <text:p>55048</text:p>
          </table:table-cell>
          <table:table-cell office:value-type="float" office:value="54069" calcext:value-type="float">
            <text:p>54069</text:p>
          </table:table-cell>
          <table:table-cell office:value-type="float" office:value="55611" calcext:value-type="float">
            <text:p>55611</text:p>
          </table:table-cell>
          <table:table-cell office:value-type="float" office:value="22606" calcext:value-type="float">
            <text:p>22606</text:p>
          </table:table-cell>
          <table:table-cell office:value-type="float" office:value="46569" calcext:value-type="float">
            <text:p>46569</text:p>
          </table:table-cell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table-cell office:value-type="float" office:value="0" calcext:value-type="float">
            <text:p>0</text:p>
          </table:table-cell>
          <table:table-cell office:value-type="float" office:value="28810" calcext:value-type="float">
            <text:p>28810</text:p>
          </table:table-cell>
          <table:table-cell office:value-type="float" office:value="45146" calcext:value-type="float">
            <text:p>45146</text:p>
          </table:table-cell>
          <table:table-cell office:value-type="float" office:value="49592" calcext:value-type="float">
            <text:p>49592</text:p>
          </table:table-cell>
          <table:table-cell office:value-type="float" office:value="44149" calcext:value-type="float">
            <text:p>44149</text:p>
          </table:table-cell>
          <table:table-cell office:value-type="float" office:value="48243" calcext:value-type="float">
            <text:p>48243</text:p>
          </table:table-cell>
          <table:table-cell office:value-type="float" office:value="45699" calcext:value-type="float">
            <text:p>45699</text:p>
          </table:table-cell>
          <table:table-cell office:value-type="float" office:value="50352" calcext:value-type="float">
            <text:p>50352</text:p>
          </table:table-cell>
          <table:table-cell office:value-type="float" office:value="56311" calcext:value-type="float">
            <text:p>56311</text:p>
          </table:table-cell>
          <table:table-cell office:value-type="float" office:value="54171" calcext:value-type="float">
            <text:p>54171</text:p>
          </table:table-cell>
          <table:table-cell office:value-type="float" office:value="55062" calcext:value-type="float">
            <text:p>55062</text:p>
          </table:table-cell>
          <table:table-cell office:value-type="float" office:value="21395" calcext:value-type="float">
            <text:p>21395</text:p>
          </table:table-cell>
          <table:table-cell office:value-type="float" office:value="43141" calcext:value-type="float">
            <text:p>43141</text:p>
          </table:table-cell>
        </table:table-row>
        <table:table-row table:style-name="ro1">
          <table:table-cell table:style-name="ce4" office:value-type="time" office:time-value="PT02H30M00S" calcext:value-type="time">
            <text:p>02:30:00</text:p>
          </table:table-cell>
          <table:table-cell office:value-type="float" office:value="0" calcext:value-type="float">
            <text:p>0</text:p>
          </table:table-cell>
          <table:table-cell office:value-type="float" office:value="34399" calcext:value-type="float">
            <text:p>34399</text:p>
          </table:table-cell>
          <table:table-cell office:value-type="float" office:value="44719" calcext:value-type="float">
            <text:p>44719</text:p>
          </table:table-cell>
          <table:table-cell office:value-type="float" office:value="48800" calcext:value-type="float">
            <text:p>48800</text:p>
          </table:table-cell>
          <table:table-cell office:value-type="float" office:value="47320" calcext:value-type="float">
            <text:p>47320</text:p>
          </table:table-cell>
          <table:table-cell office:value-type="float" office:value="50786" calcext:value-type="float">
            <text:p>50786</text:p>
          </table:table-cell>
          <table:table-cell office:value-type="float" office:value="49186" calcext:value-type="float">
            <text:p>49186</text:p>
          </table:table-cell>
          <table:table-cell office:value-type="float" office:value="50233" calcext:value-type="float">
            <text:p>50233</text:p>
          </table:table-cell>
          <table:table-cell office:value-type="float" office:value="52242" calcext:value-type="float">
            <text:p>52242</text:p>
          </table:table-cell>
          <table:table-cell office:value-type="float" office:value="54271" calcext:value-type="float">
            <text:p>54271</text:p>
          </table:table-cell>
          <table:table-cell office:value-type="float" office:value="55842" calcext:value-type="float">
            <text:p>55842</text:p>
          </table:table-cell>
          <table:table-cell office:value-type="float" office:value="29367" calcext:value-type="float">
            <text:p>29367</text:p>
          </table:table-cell>
          <table:table-cell office:value-type="float" office:value="46690" calcext:value-type="float">
            <text:p>46690</text:p>
          </table:table-cell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office:value-type="float" office:value="33737" calcext:value-type="float">
            <text:p>33737</text:p>
          </table:table-cell>
          <table:table-cell office:value-type="float" office:value="43989" calcext:value-type="float">
            <text:p>43989</text:p>
          </table:table-cell>
          <table:table-cell office:value-type="float" office:value="48898" calcext:value-type="float">
            <text:p>48898</text:p>
          </table:table-cell>
          <table:table-cell office:value-type="float" office:value="47697" calcext:value-type="float">
            <text:p>47697</text:p>
          </table:table-cell>
          <table:table-cell office:value-type="float" office:value="52234" calcext:value-type="float">
            <text:p>52234</text:p>
          </table:table-cell>
          <table:table-cell office:value-type="float" office:value="49334" calcext:value-type="float">
            <text:p>49334</text:p>
          </table:table-cell>
          <table:table-cell office:value-type="float" office:value="51808" calcext:value-type="float">
            <text:p>51808</text:p>
          </table:table-cell>
          <table:table-cell office:value-type="float" office:value="53177" calcext:value-type="float">
            <text:p>53177</text:p>
          </table:table-cell>
          <table:table-cell office:value-type="float" office:value="55189" calcext:value-type="float">
            <text:p>55189</text:p>
          </table:table-cell>
          <table:table-cell office:value-type="float" office:value="54729" calcext:value-type="float">
            <text:p>54729</text:p>
          </table:table-cell>
          <table:table-cell office:value-type="float" office:value="29782" calcext:value-type="float">
            <text:p>29782</text:p>
          </table:table-cell>
          <table:table-cell office:value-type="float" office:value="43466" calcext:value-type="float">
            <text:p>43466</text:p>
          </table:table-cell>
        </table:table-row>
        <table:table-row table:style-name="ro1">
          <table:table-cell table:style-name="ce4" office:value-type="time" office:time-value="PT03H30M00S" calcext:value-type="time">
            <text:p>03:30:00</text:p>
          </table:table-cell>
          <table:table-cell office:value-type="float" office:value="0" calcext:value-type="float">
            <text:p>0</text:p>
          </table:table-cell>
          <table:table-cell office:value-type="float" office:value="31204" calcext:value-type="float">
            <text:p>31204</text:p>
          </table:table-cell>
          <table:table-cell office:value-type="float" office:value="43121" calcext:value-type="float">
            <text:p>43121</text:p>
          </table:table-cell>
          <table:table-cell office:value-type="float" office:value="46275" calcext:value-type="float">
            <text:p>46275</text:p>
          </table:table-cell>
          <table:table-cell office:value-type="float" office:value="50466" calcext:value-type="float">
            <text:p>50466</text:p>
          </table:table-cell>
          <table:table-cell office:value-type="float" office:value="51748" calcext:value-type="float">
            <text:p>51748</text:p>
          </table:table-cell>
          <table:table-cell office:value-type="float" office:value="50459" calcext:value-type="float">
            <text:p>50459</text:p>
          </table:table-cell>
          <table:table-cell office:value-type="float" office:value="51526" calcext:value-type="float">
            <text:p>51526</text:p>
          </table:table-cell>
          <table:table-cell office:value-type="float" office:value="52186" calcext:value-type="float">
            <text:p>52186</text:p>
          </table:table-cell>
          <table:table-cell office:value-type="float" office:value="55102" calcext:value-type="float">
            <text:p>55102</text:p>
          </table:table-cell>
          <table:table-cell office:value-type="float" office:value="55794" calcext:value-type="float">
            <text:p>55794</text:p>
          </table:table-cell>
          <table:table-cell office:value-type="float" office:value="13222" calcext:value-type="float">
            <text:p>13222</text:p>
          </table:table-cell>
          <table:table-cell office:value-type="float" office:value="46074" calcext:value-type="float">
            <text:p>46074</text:p>
          </table:table-cell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table-cell office:value-type="float" office:value="0" calcext:value-type="float">
            <text:p>0</text:p>
          </table:table-cell>
          <table:table-cell office:value-type="float" office:value="37929" calcext:value-type="float">
            <text:p>37929</text:p>
          </table:table-cell>
          <table:table-cell office:value-type="float" office:value="39036" calcext:value-type="float">
            <text:p>39036</text:p>
          </table:table-cell>
          <table:table-cell office:value-type="float" office:value="48832" calcext:value-type="float">
            <text:p>48832</text:p>
          </table:table-cell>
          <table:table-cell office:value-type="float" office:value="48873" calcext:value-type="float">
            <text:p>48873</text:p>
          </table:table-cell>
          <table:table-cell office:value-type="float" office:value="50983" calcext:value-type="float">
            <text:p>50983</text:p>
          </table:table-cell>
          <table:table-cell office:value-type="float" office:value="48367" calcext:value-type="float">
            <text:p>48367</text:p>
          </table:table-cell>
          <table:table-cell office:value-type="float" office:value="51440" calcext:value-type="float">
            <text:p>51440</text:p>
          </table:table-cell>
          <table:table-cell office:value-type="float" office:value="53181" calcext:value-type="float">
            <text:p>53181</text:p>
          </table:table-cell>
          <table:table-cell office:value-type="float" office:value="55678" calcext:value-type="float">
            <text:p>55678</text:p>
          </table:table-cell>
          <table:table-cell office:value-type="float" office:value="54050" calcext:value-type="float">
            <text:p>54050</text:p>
          </table:table-cell>
          <table:table-cell office:value-type="float" office:value="17625" calcext:value-type="float">
            <text:p>17625</text:p>
          </table:table-cell>
          <table:table-cell office:value-type="float" office:value="48212" calcext:value-type="float">
            <text:p>48212</text:p>
          </table:table-cell>
        </table:table-row>
        <table:table-row table:style-name="ro1">
          <table:table-cell table:style-name="ce4"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office:value-type="float" office:value="41624" calcext:value-type="float">
            <text:p>41624</text:p>
          </table:table-cell>
          <table:table-cell office:value-type="float" office:value="45386" calcext:value-type="float">
            <text:p>45386</text:p>
          </table:table-cell>
          <table:table-cell office:value-type="float" office:value="49074" calcext:value-type="float">
            <text:p>49074</text:p>
          </table:table-cell>
          <table:table-cell office:value-type="float" office:value="50515" calcext:value-type="float">
            <text:p>50515</text:p>
          </table:table-cell>
          <table:table-cell office:value-type="float" office:value="51861" calcext:value-type="float">
            <text:p>51861</text:p>
          </table:table-cell>
          <table:table-cell office:value-type="float" office:value="51950" calcext:value-type="float">
            <text:p>51950</text:p>
          </table:table-cell>
          <table:table-cell office:value-type="float" office:value="49515" calcext:value-type="float">
            <text:p>49515</text:p>
          </table:table-cell>
          <table:table-cell office:value-type="float" office:value="52189" calcext:value-type="float">
            <text:p>52189</text:p>
          </table:table-cell>
          <table:table-cell office:value-type="float" office:value="54817" calcext:value-type="float">
            <text:p>54817</text:p>
          </table:table-cell>
          <table:table-cell office:value-type="float" office:value="54733" calcext:value-type="float">
            <text:p>54733</text:p>
          </table:table-cell>
          <table:table-cell office:value-type="float" office:value="29898" calcext:value-type="float">
            <text:p>29898</text:p>
          </table:table-cell>
          <table:table-cell office:value-type="float" office:value="47422" calcext:value-type="float">
            <text:p>47422</text:p>
          </table:table-cell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table-cell office:value-type="float" office:value="0" calcext:value-type="float">
            <text:p>0</text:p>
          </table:table-cell>
          <table:table-cell office:value-type="float" office:value="28199" calcext:value-type="float">
            <text:p>28199</text:p>
          </table:table-cell>
          <table:table-cell office:value-type="float" office:value="49154" calcext:value-type="float">
            <text:p>49154</text:p>
          </table:table-cell>
          <table:table-cell office:value-type="float" office:value="49309" calcext:value-type="float">
            <text:p>49309</text:p>
          </table:table-cell>
          <table:table-cell office:value-type="float" office:value="52738" calcext:value-type="float">
            <text:p>52738</text:p>
          </table:table-cell>
          <table:table-cell office:value-type="float" office:value="50103" calcext:value-type="float">
            <text:p>50103</text:p>
          </table:table-cell>
          <table:table-cell office:value-type="float" office:value="49760" calcext:value-type="float">
            <text:p>49760</text:p>
          </table:table-cell>
          <table:table-cell office:value-type="float" office:value="45820" calcext:value-type="float">
            <text:p>45820</text:p>
          </table:table-cell>
          <table:table-cell office:value-type="float" office:value="54152" calcext:value-type="float">
            <text:p>54152</text:p>
          </table:table-cell>
          <table:table-cell office:value-type="float" office:value="54026" calcext:value-type="float">
            <text:p>54026</text:p>
          </table:table-cell>
          <table:table-cell office:value-type="float" office:value="52177" calcext:value-type="float">
            <text:p>52177</text:p>
          </table:table-cell>
          <table:table-cell office:value-type="float" office:value="26381" calcext:value-type="float">
            <text:p>26381</text:p>
          </table:table-cell>
          <table:table-cell office:value-type="float" office:value="46640" calcext:value-type="float">
            <text:p>46640</text:p>
          </table:table-cell>
        </table:table-row>
        <table:table-row table:style-name="ro1">
          <table:table-cell table:style-name="ce4" office:value-type="time" office:time-value="PT05H30M00S" calcext:value-type="time">
            <text:p>05:30:00</text:p>
          </table:table-cell>
          <table:table-cell office:value-type="float" office:value="0" calcext:value-type="float">
            <text:p>0</text:p>
          </table:table-cell>
          <table:table-cell office:value-type="float" office:value="15474" calcext:value-type="float">
            <text:p>15474</text:p>
          </table:table-cell>
          <table:table-cell office:value-type="float" office:value="47503" calcext:value-type="float">
            <text:p>47503</text:p>
          </table:table-cell>
          <table:table-cell office:value-type="float" office:value="46875" calcext:value-type="float">
            <text:p>46875</text:p>
          </table:table-cell>
          <table:table-cell office:value-type="float" office:value="50521" calcext:value-type="float">
            <text:p>50521</text:p>
          </table:table-cell>
          <table:table-cell office:value-type="float" office:value="50178" calcext:value-type="float">
            <text:p>50178</text:p>
          </table:table-cell>
          <table:table-cell office:value-type="float" office:value="50871" calcext:value-type="float">
            <text:p>50871</text:p>
          </table:table-cell>
          <table:table-cell office:value-type="float" office:value="47574" calcext:value-type="float">
            <text:p>47574</text:p>
          </table:table-cell>
          <table:table-cell office:value-type="float" office:value="51508" calcext:value-type="float">
            <text:p>51508</text:p>
          </table:table-cell>
          <table:table-cell office:value-type="float" office:value="52459" calcext:value-type="float">
            <text:p>52459</text:p>
          </table:table-cell>
          <table:table-cell office:value-type="float" office:value="56710" calcext:value-type="float">
            <text:p>56710</text:p>
          </table:table-cell>
          <table:table-cell office:value-type="float" office:value="25806" calcext:value-type="float">
            <text:p>25806</text:p>
          </table:table-cell>
          <table:table-cell office:value-type="float" office:value="33396" calcext:value-type="float">
            <text:p>33396</text:p>
          </table:table-cell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office:value-type="float" office:value="46749" calcext:value-type="float">
            <text:p>46749</text:p>
          </table:table-cell>
          <table:table-cell office:value-type="float" office:value="43489" calcext:value-type="float">
            <text:p>43489</text:p>
          </table:table-cell>
          <table:table-cell office:value-type="float" office:value="52463" calcext:value-type="float">
            <text:p>52463</text:p>
          </table:table-cell>
          <table:table-cell office:value-type="float" office:value="46065" calcext:value-type="float">
            <text:p>46065</text:p>
          </table:table-cell>
          <table:table-cell office:value-type="float" office:value="48653" calcext:value-type="float">
            <text:p>48653</text:p>
          </table:table-cell>
          <table:table-cell office:value-type="float" office:value="48041" calcext:value-type="float">
            <text:p>48041</text:p>
          </table:table-cell>
          <table:table-cell office:value-type="float" office:value="54444" calcext:value-type="float">
            <text:p>54444</text:p>
          </table:table-cell>
          <table:table-cell office:value-type="float" office:value="54621" calcext:value-type="float">
            <text:p>54621</text:p>
          </table:table-cell>
          <table:table-cell office:value-type="float" office:value="55661" calcext:value-type="float">
            <text:p>55661</text:p>
          </table:table-cell>
          <table:table-cell office:value-type="float" office:value="27591" calcext:value-type="float">
            <text:p>27591</text:p>
          </table:table-cell>
          <table:table-cell office:value-type="float" office:value="46315" calcext:value-type="float">
            <text:p>46315</text:p>
          </table:table-cell>
        </table:table-row>
        <table:table-row table:style-name="ro1">
          <table:table-cell table:style-name="ce4" office:value-type="time" office:time-value="PT06H30M00S" calcext:value-type="time">
            <text:p>06:30:00</text:p>
          </table:table-cell>
          <table:table-cell office:value-type="float" office:value="0" calcext:value-type="float">
            <text:p>0</text:p>
          </table:table-cell>
          <table:table-cell office:value-type="float" office:value="10889" calcext:value-type="float">
            <text:p>10889</text:p>
          </table:table-cell>
          <table:table-cell office:value-type="float" office:value="43724" calcext:value-type="float">
            <text:p>43724</text:p>
          </table:table-cell>
          <table:table-cell office:value-type="float" office:value="42640" calcext:value-type="float">
            <text:p>42640</text:p>
          </table:table-cell>
          <table:table-cell office:value-type="float" office:value="48768" calcext:value-type="float">
            <text:p>48768</text:p>
          </table:table-cell>
          <table:table-cell office:value-type="float" office:value="51710" calcext:value-type="float">
            <text:p>51710</text:p>
          </table:table-cell>
          <table:table-cell office:value-type="float" office:value="51695" calcext:value-type="float">
            <text:p>51695</text:p>
          </table:table-cell>
          <table:table-cell office:value-type="float" office:value="47510" calcext:value-type="float">
            <text:p>47510</text:p>
          </table:table-cell>
          <table:table-cell office:value-type="float" office:value="53577" calcext:value-type="float">
            <text:p>53577</text:p>
          </table:table-cell>
          <table:table-cell office:value-type="float" office:value="52142" calcext:value-type="float">
            <text:p>52142</text:p>
          </table:table-cell>
          <table:table-cell office:value-type="float" office:value="55125" calcext:value-type="float">
            <text:p>55125</text:p>
          </table:table-cell>
          <table:table-cell office:value-type="float" office:value="31060" calcext:value-type="float">
            <text:p>31060</text:p>
          </table:table-cell>
          <table:table-cell office:value-type="float" office:value="49814" calcext:value-type="float">
            <text:p>49814</text:p>
          </table:table-cell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office:value-type="float" office:value="0" calcext:value-type="float">
            <text:p>0</text:p>
          </table:table-cell>
          <table:table-cell office:value-type="float" office:value="16848" calcext:value-type="float">
            <text:p>16848</text:p>
          </table:table-cell>
          <table:table-cell office:value-type="float" office:value="43731" calcext:value-type="float">
            <text:p>43731</text:p>
          </table:table-cell>
          <table:table-cell office:value-type="float" office:value="49178" calcext:value-type="float">
            <text:p>49178</text:p>
          </table:table-cell>
          <table:table-cell office:value-type="float" office:value="50434" calcext:value-type="float">
            <text:p>50434</text:p>
          </table:table-cell>
          <table:table-cell office:value-type="float" office:value="50702" calcext:value-type="float">
            <text:p>50702</text:p>
          </table:table-cell>
          <table:table-cell office:value-type="float" office:value="49431" calcext:value-type="float">
            <text:p>49431</text:p>
          </table:table-cell>
          <table:table-cell office:value-type="float" office:value="48777" calcext:value-type="float">
            <text:p>48777</text:p>
          </table:table-cell>
          <table:table-cell office:value-type="float" office:value="53552" calcext:value-type="float">
            <text:p>53552</text:p>
          </table:table-cell>
          <table:table-cell office:value-type="float" office:value="54125" calcext:value-type="float">
            <text:p>54125</text:p>
          </table:table-cell>
          <table:table-cell office:value-type="float" office:value="55609" calcext:value-type="float">
            <text:p>55609</text:p>
          </table:table-cell>
          <table:table-cell office:value-type="float" office:value="31639" calcext:value-type="float">
            <text:p>31639</text:p>
          </table:table-cell>
          <table:table-cell office:value-type="float" office:value="42838" calcext:value-type="float">
            <text:p>42838</text:p>
          </table:table-cell>
        </table:table-row>
        <table:table-row table:style-name="ro1">
          <table:table-cell table:style-name="ce4" office:value-type="time" office:time-value="PT07H30M00S" calcext:value-type="time">
            <text:p>07:30:0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75" calcext:value-type="float">
            <text:p>175</text:p>
          </table:table-cell>
          <table:table-cell office:value-type="float" office:value="2542" calcext:value-type="float">
            <text:p>2542</text:p>
          </table:table-cell>
          <table:table-cell office:value-type="float" office:value="3996" calcext:value-type="float">
            <text:p>3996</text:p>
          </table:table-cell>
          <table:table-cell office:value-type="float" office:value="3087" calcext:value-type="float">
            <text:p>3087</text:p>
          </table:table-cell>
          <table:table-cell office:value-type="float" office:value="4259" calcext:value-type="float">
            <text:p>4259</text:p>
          </table:table-cell>
          <table:table-cell office:value-type="float" office:value="2370" calcext:value-type="float">
            <text:p>2370</text:p>
          </table:table-cell>
          <table:table-cell office:value-type="float" office:value="3692" calcext:value-type="float">
            <text:p>3692</text:p>
          </table:table-cell>
          <table:table-cell office:value-type="float" office:value="4238" calcext:value-type="float">
            <text:p>4238</text:p>
          </table:table-cell>
          <table:table-cell office:value-type="float" office:value="2900" calcext:value-type="float">
            <text:p>2900</text:p>
          </table:table-cell>
          <table:table-cell office:value-type="float" office:value="703" calcext:value-type="float">
            <text:p>7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 table:number-rows-repeated="4"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32:.B44])" office:value-type="float" office:value="0" calcext:value-type="float">
            <text:p>0</text:p>
          </table:table-cell>
          <table:table-cell table:formula="of:=AVERAGE([.C32:.C44])" office:value-type="float" office:value="24984.9230769231" calcext:value-type="float">
            <text:p>24984.9230769231</text:p>
          </table:table-cell>
          <table:table-cell table:formula="of:=AVERAGE([.D32:.D44])" office:value-type="float" office:value="42916.3846153846" calcext:value-type="float">
            <text:p>42916.3846153846</text:p>
          </table:table-cell>
          <table:table-cell table:formula="of:=AVERAGE([.E32:.E44])" office:value-type="float" office:value="47023.3076923077" calcext:value-type="float">
            <text:p>47023.3076923077</text:p>
          </table:table-cell>
          <table:table-cell table:formula="of:=AVERAGE([.F32:.F44])" office:value-type="float" office:value="49665.8461538462" calcext:value-type="float">
            <text:p>49665.8461538462</text:p>
          </table:table-cell>
          <table:table-cell table:formula="of:=AVERAGE([.G32:.G44])" office:value-type="float" office:value="50595.4615384615" calcext:value-type="float">
            <text:p>50595.4615384615</text:p>
          </table:table-cell>
          <table:table-cell table:formula="of:=AVERAGE([.H32:.H44])" office:value-type="float" office:value="49707.6153846154" calcext:value-type="float">
            <text:p>49707.6153846154</text:p>
          </table:table-cell>
          <table:table-cell table:formula="of:=AVERAGE([.I32:.I44])" office:value-type="float" office:value="49429" calcext:value-type="float">
            <text:p>49429</text:p>
          </table:table-cell>
          <table:table-cell table:formula="of:=AVERAGE([.J32:.J44])" office:value-type="float" office:value="53552.5384615385" calcext:value-type="float">
            <text:p>53552.5384615385</text:p>
          </table:table-cell>
          <table:table-cell table:formula="of:=AVERAGE([.K32:.K44])" office:value-type="float" office:value="53935.6923076923" calcext:value-type="float">
            <text:p>53935.6923076923</text:p>
          </table:table-cell>
          <table:table-cell table:formula="of:=AVERAGE([.L32:.L44])" office:value-type="float" office:value="55054.1538461538" calcext:value-type="float">
            <text:p>55054.1538461538</text:p>
          </table:table-cell>
          <table:table-cell table:formula="of:=AVERAGE([.M32:.M44])" office:value-type="float" office:value="25226.1538461538" calcext:value-type="float">
            <text:p>25226.1538461538</text:p>
          </table:table-cell>
          <table:table-cell table:formula="of:=AVERAGE([.N32:.N44])" office:value-type="float" office:value="44690.3076923077" calcext:value-type="float">
            <text:p>44690.3076923077</text:p>
          </table:table-cell>
        </table:table-row>
        <table:table-row table:style-name="ro2">
          <table:table-cell office:value-type="string" calcext:value-type="string">
            <text:p>stddev</text:p>
          </table:table-cell>
          <table:table-cell table:formula="of:=STDEV([.B32:.B44])" office:value-type="float" office:value="0" calcext:value-type="float">
            <text:p>0</text:p>
          </table:table-cell>
          <table:table-cell table:formula="of:=STDEV([.C32:.C44])" office:value-type="float" office:value="10710.809691316" calcext:value-type="float">
            <text:p>10710.809691316</text:p>
          </table:table-cell>
          <table:table-cell table:formula="of:=STDEV([.D32:.D44])" office:value-type="float" office:value="5452.35696034998" calcext:value-type="float">
            <text:p>5452.35696035</text:p>
          </table:table-cell>
          <table:table-cell table:formula="of:=STDEV([.E32:.E44])" office:value-type="float" office:value="3098.72719528022" calcext:value-type="float">
            <text:p>3098.7271952802</text:p>
          </table:table-cell>
          <table:table-cell table:formula="of:=STDEV([.F32:.F44])" office:value-type="float" office:value="2440.71341504056" calcext:value-type="float">
            <text:p>2440.7134150406</text:p>
          </table:table-cell>
          <table:table-cell table:formula="of:=STDEV([.G32:.G44])" office:value-type="float" office:value="1841.96777095333" calcext:value-type="float">
            <text:p>1841.9677709533</text:p>
          </table:table-cell>
          <table:table-cell table:formula="of:=STDEV([.H32:.H44])" office:value-type="float" office:value="1619.20049913847" calcext:value-type="float">
            <text:p>1619.2004991385</text:p>
          </table:table-cell>
          <table:table-cell table:formula="of:=STDEV([.I32:.I44])" office:value-type="float" office:value="1798.54552347167" calcext:value-type="float">
            <text:p>1798.5455234717</text:p>
          </table:table-cell>
          <table:table-cell table:formula="of:=STDEV([.J32:.J44])" office:value-type="float" office:value="1355.06780982753" calcext:value-type="float">
            <text:p>1355.0678098275</text:p>
          </table:table-cell>
          <table:table-cell table:formula="of:=STDEV([.K32:.K44])" office:value-type="float" office:value="1434.27690170665" calcext:value-type="float">
            <text:p>1434.2769017067</text:p>
          </table:table-cell>
          <table:table-cell table:formula="of:=STDEV([.L32:.L44])" office:value-type="float" office:value="1103.09140193623" calcext:value-type="float">
            <text:p>1103.0914019362</text:p>
          </table:table-cell>
          <table:table-cell table:formula="of:=STDEV([.M32:.M44])" office:value-type="float" office:value="5619.54563474892" calcext:value-type="float">
            <text:p>5619.5456347489</text:p>
          </table:table-cell>
          <table:table-cell table:formula="of:=STDEV([.N32:.N44])" office:value-type="float" office:value="4236.00313551614" calcext:value-type="float">
            <text:p>4236.003135516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style-name="ce1" office:value-type="string" calcext:value-type="string">
            <text:p>Failed Requests</text:p>
          </table:table-cell>
          <table:table-cell office:value-type="string" calcext:value-type="string">
            <text:p>CsendReq#Err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sages / 30sec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 request timeout of 1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0</text:p>
          </table:table-cell>
          <table:table-cell office:value-type="string" calcext:value-type="string">
            <text:p>Count 30</text:p>
          </table:table-cell>
          <table:table-cell office:value-type="string" calcext:value-type="string">
            <text:p>Count 60</text:p>
          </table:table-cell>
          <table:table-cell office:value-type="string" calcext:value-type="string">
            <text:p>Count 90</text:p>
          </table:table-cell>
          <table:table-cell office:value-type="string" calcext:value-type="string">
            <text:p>Count 120</text:p>
          </table:table-cell>
          <table:table-cell office:value-type="string" calcext:value-type="string">
            <text:p>Count 150</text:p>
          </table:table-cell>
          <table:table-cell office:value-type="string" calcext:value-type="string">
            <text:p>Count 180</text:p>
          </table:table-cell>
          <table:table-cell office:value-type="string" calcext:value-type="string">
            <text:p>Count 210</text:p>
          </table:table-cell>
          <table:table-cell office:value-type="string" calcext:value-type="string">
            <text:p>Count 240</text:p>
          </table:table-cell>
          <table:table-cell office:value-type="string" calcext:value-type="string">
            <text:p>Count 270</text:p>
          </table:table-cell>
          <table:table-cell office:value-type="string" calcext:value-type="string">
            <text:p>Count 300</text:p>
          </table:table-cell>
          <table:table-cell office:value-type="string" calcext:value-type="string">
            <text:p>Count 15</text:p>
          </table:table-cell>
          <table:table-cell office:value-type="string" calcext:value-type="string">
            <text:p>Count 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93" calcext:value-type="float">
            <text:p>293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1H30M00S" calcext:value-type="time">
            <text:p>01:30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319" calcext:value-type="float">
            <text:p>319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2H30M00S" calcext:value-type="time">
            <text:p>02:3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3H30M00S" calcext:value-type="time">
            <text:p>03:3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459" calcext:value-type="float">
            <text:p>459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4H30M00S" calcext:value-type="time">
            <text:p>04:3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09" calcext:value-type="float">
            <text:p>409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5H30M00S" calcext:value-type="time">
            <text:p>05:30: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6H30M00S" calcext:value-type="time">
            <text:p>06:30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time" office:time-value="PT07H30M00S" calcext:value-type="time">
            <text:p>07:30: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63:.B75])" office:value-type="float" office:value="0" calcext:value-type="float">
            <text:p>0</text:p>
          </table:table-cell>
          <table:table-cell table:formula="of:=AVERAGE([.C63:.C75])" office:value-type="float" office:value="9.76923076923077" calcext:value-type="float">
            <text:p>9.7692307692</text:p>
          </table:table-cell>
          <table:table-cell table:formula="of:=AVERAGE([.D63:.D75])" office:value-type="float" office:value="5.38461538461539" calcext:value-type="float">
            <text:p>5.3846153846</text:p>
          </table:table-cell>
          <table:table-cell table:formula="of:=AVERAGE([.E63:.E75])" office:value-type="float" office:value="6.15384615384615" calcext:value-type="float">
            <text:p>6.1538461538</text:p>
          </table:table-cell>
          <table:table-cell table:formula="of:=AVERAGE([.F63:.F75])" office:value-type="float" office:value="45.2307692307692" calcext:value-type="float">
            <text:p>45.2307692308</text:p>
          </table:table-cell>
          <table:table-cell table:formula="of:=AVERAGE([.G63:.G75])" office:value-type="float" office:value="267.538461538462" calcext:value-type="float">
            <text:p>267.5384615385</text:p>
          </table:table-cell>
          <table:table-cell table:formula="of:=AVERAGE([.H63:.H75])" office:value-type="float" office:value="287.307692307692" calcext:value-type="float">
            <text:p>287.3076923077</text:p>
          </table:table-cell>
          <table:table-cell table:formula="of:=AVERAGE([.I63:.I75])" office:value-type="float" office:value="321.538461538462" calcext:value-type="float">
            <text:p>321.5384615385</text:p>
          </table:table-cell>
          <table:table-cell table:formula="of:=AVERAGE([.J63:.J75])" office:value-type="float" office:value="308" calcext:value-type="float">
            <text:p>308</text:p>
          </table:table-cell>
          <table:table-cell table:formula="of:=AVERAGE([.K63:.K75])" office:value-type="float" office:value="336" calcext:value-type="float">
            <text:p>336</text:p>
          </table:table-cell>
          <table:table-cell table:formula="of:=AVERAGE([.L63:.L75])" office:value-type="float" office:value="333.153846153846" calcext:value-type="float">
            <text:p>333.1538461538</text:p>
          </table:table-cell>
          <table:table-cell table:formula="of:=AVERAGE([.M63:.M75])" office:value-type="float" office:value="0.846153846153846" calcext:value-type="float">
            <text:p>0.8461538462</text:p>
          </table:table-cell>
          <table:table-cell table:formula="of:=AVERAGE([.N63:.N75])" office:value-type="float" office:value="0.307692307692308" calcext:value-type="float">
            <text:p>0.3076923077</text:p>
          </table:table-cell>
        </table:table-row>
        <table:table-row table:style-name="ro2">
          <table:table-cell office:value-type="string" calcext:value-type="string">
            <text:p>stddev</text:p>
          </table:table-cell>
          <table:table-cell table:formula="of:=STDEV([.B63:.B75])" office:value-type="float" office:value="0" calcext:value-type="float">
            <text:p>0</text:p>
          </table:table-cell>
          <table:table-cell table:formula="of:=STDEV([.C63:.C75])" office:value-type="float" office:value="12.5708249938356" calcext:value-type="float">
            <text:p>12.5708249938</text:p>
          </table:table-cell>
          <table:table-cell table:formula="of:=STDEV([.D63:.D75])" office:value-type="float" office:value="12.8616902825047" calcext:value-type="float">
            <text:p>12.8616902825</text:p>
          </table:table-cell>
          <table:table-cell table:formula="of:=STDEV([.E63:.E75])" office:value-type="float" office:value="15.9835652773203" calcext:value-type="float">
            <text:p>15.9835652773</text:p>
          </table:table-cell>
          <table:table-cell table:formula="of:=STDEV([.F63:.F75])" office:value-type="float" office:value="40.8047257192796" calcext:value-type="float">
            <text:p>40.8047257193</text:p>
          </table:table-cell>
          <table:table-cell table:formula="of:=STDEV([.G63:.G75])" office:value-type="float" office:value="63.6508907827369" calcext:value-type="float">
            <text:p>63.6508907827</text:p>
          </table:table-cell>
          <table:table-cell table:formula="of:=STDEV([.H63:.H75])" office:value-type="float" office:value="46.1760843860842" calcext:value-type="float">
            <text:p>46.1760843861</text:p>
          </table:table-cell>
          <table:table-cell table:formula="of:=STDEV([.I63:.I75])" office:value-type="float" office:value="43.6570257511423" calcext:value-type="float">
            <text:p>43.6570257511</text:p>
          </table:table-cell>
          <table:table-cell table:formula="of:=STDEV([.J63:.J75])" office:value-type="float" office:value="46.3788745012209" calcext:value-type="float">
            <text:p>46.3788745012</text:p>
          </table:table-cell>
          <table:table-cell table:formula="of:=STDEV([.K63:.K75])" office:value-type="float" office:value="39.570611990887" calcext:value-type="float">
            <text:p>39.5706119909</text:p>
          </table:table-cell>
          <table:table-cell table:formula="of:=STDEV([.L63:.L75])" office:value-type="float" office:value="39.7488912923915" calcext:value-type="float">
            <text:p>39.7488912924</text:p>
          </table:table-cell>
          <table:table-cell table:formula="of:=STDEV([.M63:.M75])" office:value-type="float" office:value="2.23032710030591" calcext:value-type="float">
            <text:p>2.2303271003</text:p>
          </table:table-cell>
          <table:table-cell table:formula="of:=STDEV([.N63:.N75])" office:value-type="float" office:value="1.10940039245046" calcext:value-type="float">
            <text:p>1.1094003925</text:p>
          </table:table-cell>
        </table:table-row>
      </table:table>
      <table:table table:name="Sanity Check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Estimate Think Time Z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30s]</text:p>
          </table:table-cell>
          <table:table-cell/>
          <table:table-cell table:style-name="ce5" office:value-type="string" calcext:value-type="string">
            <text:p>R [ms]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min]</text:p>
          </table:table-cell>
          <table:table-cell table:style-name="ce5" office:value-type="string" calcext:value-type="string">
            <text:p>R [ms] rounded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84.9230769231" calcext:value-type="float">
            <text:p>24984.9230769231</text:p>
          </table:table-cell>
          <table:table-cell/>
          <table:table-cell office:value-type="float" office:value="20.1794061657712" calcext:value-type="float">
            <text:p>20.1794061658</text:p>
          </table:table-cell>
          <table:table-cell table:formula="of:=([.A3]/([.B3]/30000))-[.D3]" office:value-type="float" office:value="15.8423177046244" calcext:value-type="float">
            <text:p>15.8423177046</text:p>
          </table:table-cell>
          <table:table-cell office:value-type="float" office:value="30" calcext:value-type="float">
            <text:p>30</text:p>
          </table:table-cell>
          <table:table-cell table:formula="of:=ROUND([.B3]*2)" office:value-type="float" office:value="49970" calcext:value-type="float">
            <text:p>49970</text:p>
          </table:table-cell>
          <table:table-cell table:formula="of:=ROUND([.D3])" office:value-type="float" office:value="20" calcext:value-type="float">
            <text:p>20</text:p>
          </table:table-cell>
          <table:table-cell table:formula="of:=ROUND(([.F3]/([.G3]/60000))-[.H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916.3846153846" calcext:value-type="float">
            <text:p>42916.3846153846</text:p>
          </table:table-cell>
          <table:table-cell/>
          <table:table-cell office:value-type="float" office:value="32.0959262187574" calcext:value-type="float">
            <text:p>32.0959262188</text:p>
          </table:table-cell>
          <table:table-cell table:formula="of:=([.A4]/([.B4]/30000))-[.D4]" office:value-type="float" office:value="9.84609699991649" calcext:value-type="float">
            <text:p>9.8460969999</text:p>
          </table:table-cell>
          <table:table-cell office:value-type="float" office:value="60" calcext:value-type="float">
            <text:p>60</text:p>
          </table:table-cell>
          <table:table-cell table:formula="of:=ROUND([.B4]*2)" office:value-type="float" office:value="85833" calcext:value-type="float">
            <text:p>85833</text:p>
          </table:table-cell>
          <table:table-cell table:formula="of:=ROUND([.D4])" office:value-type="float" office:value="32" calcext:value-type="float">
            <text:p>32</text:p>
          </table:table-cell>
          <table:table-cell table:formula="of:=ROUND(([.F4]/([.G4]/60000))-[.H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023.3076923077" calcext:value-type="float">
            <text:p>47023.3076923077</text:p>
          </table:table-cell>
          <table:table-cell/>
          <table:table-cell office:value-type="float" office:value="48.0152894941684" calcext:value-type="float">
            <text:p>48.0152894942</text:p>
          </table:table-cell>
          <table:table-cell table:formula="of:=([.A5]/([.B5]/30000))-[.D5]" office:value-type="float" office:value="9.40304478523149" calcext:value-type="float">
            <text:p>9.4030447852</text:p>
          </table:table-cell>
          <table:table-cell office:value-type="float" office:value="90" calcext:value-type="float">
            <text:p>90</text:p>
          </table:table-cell>
          <table:table-cell table:formula="of:=ROUND([.B5]*2)" office:value-type="float" office:value="94047" calcext:value-type="float">
            <text:p>94047</text:p>
          </table:table-cell>
          <table:table-cell table:formula="of:=ROUND([.D5])" office:value-type="float" office:value="48" calcext:value-type="float">
            <text:p>48</text:p>
          </table:table-cell>
          <table:table-cell table:formula="of:=ROUND(([.F5]/([.G5]/60000))-[.H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665.8461538462" calcext:value-type="float">
            <text:p>49665.8461538462</text:p>
          </table:table-cell>
          <table:table-cell/>
          <table:table-cell office:value-type="float" office:value="60.3098728933472" calcext:value-type="float">
            <text:p>60.3098728933</text:p>
          </table:table-cell>
          <table:table-cell table:formula="of:=([.A6]/([.B6]/30000))-[.D6]" office:value-type="float" office:value="12.1745460542038" calcext:value-type="float">
            <text:p>12.1745460542</text:p>
          </table:table-cell>
          <table:table-cell office:value-type="float" office:value="120" calcext:value-type="float">
            <text:p>120</text:p>
          </table:table-cell>
          <table:table-cell table:formula="of:=ROUND([.B6]*2)" office:value-type="float" office:value="99332" calcext:value-type="float">
            <text:p>99332</text:p>
          </table:table-cell>
          <table:table-cell table:formula="of:=ROUND([.D6])" office:value-type="float" office:value="60" calcext:value-type="float">
            <text:p>60</text:p>
          </table:table-cell>
          <table:table-cell table:formula="of:=ROUND(([.F6]/([.G6]/60000))-[.H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595.4615384615" calcext:value-type="float">
            <text:p>50595.4615384615</text:p>
          </table:table-cell>
          <table:table-cell/>
          <table:table-cell office:value-type="float" office:value="72.4623158876621" calcext:value-type="float">
            <text:p>72.4623158877</text:p>
          </table:table-cell>
          <table:table-cell table:formula="of:=([.A7]/([.B7]/30000))-[.D7]" office:value-type="float" office:value="16.4784677946688" calcext:value-type="float">
            <text:p>16.4784677947</text:p>
          </table:table-cell>
          <table:table-cell office:value-type="float" office:value="150" calcext:value-type="float">
            <text:p>150</text:p>
          </table:table-cell>
          <table:table-cell table:formula="of:=ROUND([.B7]*2)" office:value-type="float" office:value="101191" calcext:value-type="float">
            <text:p>101191</text:p>
          </table:table-cell>
          <table:table-cell table:formula="of:=ROUND([.D7])" office:value-type="float" office:value="72" calcext:value-type="float">
            <text:p>72</text:p>
          </table:table-cell>
          <table:table-cell table:formula="of:=ROUND(([.F7]/([.G7]/60000))-[.H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707.6153846154" calcext:value-type="float">
            <text:p>49707.6153846154</text:p>
          </table:table-cell>
          <table:table-cell/>
          <table:table-cell office:value-type="float" office:value="91.6506450903126" calcext:value-type="float">
            <text:p>91.6506450903</text:p>
          </table:table-cell>
          <table:table-cell table:formula="of:=([.A8]/([.B8]/30000))-[.D8]" office:value-type="float" office:value="16.9846205167217" calcext:value-type="float">
            <text:p>16.9846205167</text:p>
          </table:table-cell>
          <table:table-cell office:value-type="float" office:value="180" calcext:value-type="float">
            <text:p>180</text:p>
          </table:table-cell>
          <table:table-cell table:formula="of:=ROUND([.B8]*2)" office:value-type="float" office:value="99415" calcext:value-type="float">
            <text:p>99415</text:p>
          </table:table-cell>
          <table:table-cell table:formula="of:=ROUND([.D8])" office:value-type="float" office:value="92" calcext:value-type="float">
            <text:p>92</text:p>
          </table:table-cell>
          <table:table-cell table:formula="of:=ROUND(([.F8]/([.G8]/60000))-[.H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429" calcext:value-type="float">
            <text:p>49429</text:p>
          </table:table-cell>
          <table:table-cell/>
          <table:table-cell office:value-type="float" office:value="109.295786084278" calcext:value-type="float">
            <text:p>109.2957860843</text:p>
          </table:table-cell>
          <table:table-cell table:formula="of:=([.A9]/([.B9]/30000))-[.D9]" office:value-type="float" office:value="18.1597562087079" calcext:value-type="float">
            <text:p>18.1597562087</text:p>
          </table:table-cell>
          <table:table-cell office:value-type="float" office:value="210" calcext:value-type="float">
            <text:p>210</text:p>
          </table:table-cell>
          <table:table-cell table:formula="of:=ROUND([.B9]*2)" office:value-type="float" office:value="98858" calcext:value-type="float">
            <text:p>98858</text:p>
          </table:table-cell>
          <table:table-cell table:formula="of:=ROUND([.D9])" office:value-type="float" office:value="109" calcext:value-type="float">
            <text:p>109</text:p>
          </table:table-cell>
          <table:table-cell table:formula="of:=ROUND(([.F9]/([.G9]/60000))-[.H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552.5384615385" calcext:value-type="float">
            <text:p>53552.5384615385</text:p>
          </table:table-cell>
          <table:table-cell/>
          <table:table-cell office:value-type="float" office:value="116.423365334981" calcext:value-type="float">
            <text:p>116.423365335</text:p>
          </table:table-cell>
          <table:table-cell table:formula="of:=([.A10]/([.B10]/30000))-[.D10]" office:value-type="float" office:value="18.0240428895806" calcext:value-type="float">
            <text:p>18.0240428896</text:p>
          </table:table-cell>
          <table:table-cell office:value-type="float" office:value="240" calcext:value-type="float">
            <text:p>240</text:p>
          </table:table-cell>
          <table:table-cell table:formula="of:=ROUND([.B10]*2)" office:value-type="float" office:value="107105" calcext:value-type="float">
            <text:p>107105</text:p>
          </table:table-cell>
          <table:table-cell table:formula="of:=ROUND([.D10])" office:value-type="float" office:value="116" calcext:value-type="float">
            <text:p>116</text:p>
          </table:table-cell>
          <table:table-cell table:formula="of:=ROUND(([.F10]/([.G10]/60000))-[.H1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35.6923076923" calcext:value-type="float">
            <text:p>53935.6923076923</text:p>
          </table:table-cell>
          <table:table-cell/>
          <table:table-cell office:value-type="float" office:value="129.938421997804" calcext:value-type="float">
            <text:p>129.9384219978</text:p>
          </table:table-cell>
          <table:table-cell table:formula="of:=([.A11]/([.B11]/30000))-[.D11]" office:value-type="float" office:value="20.2404234648838" calcext:value-type="float">
            <text:p>20.2404234649</text:p>
          </table:table-cell>
          <table:table-cell office:value-type="float" office:value="270" calcext:value-type="float">
            <text:p>270</text:p>
          </table:table-cell>
          <table:table-cell table:formula="of:=ROUND([.B11]*2)" office:value-type="float" office:value="107871" calcext:value-type="float">
            <text:p>107871</text:p>
          </table:table-cell>
          <table:table-cell table:formula="of:=ROUND([.D11])" office:value-type="float" office:value="130" calcext:value-type="float">
            <text:p>130</text:p>
          </table:table-cell>
          <table:table-cell table:formula="of:=ROUND(([.F11]/([.G11]/60000))-[.H1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054.1538461538" calcext:value-type="float">
            <text:p>55054.1538461538</text:p>
          </table:table-cell>
          <table:table-cell/>
          <table:table-cell office:value-type="float" office:value="146.625117579855" calcext:value-type="float">
            <text:p>146.6251175799</text:p>
          </table:table-cell>
          <table:table-cell table:formula="of:=([.A12]/([.B12]/30000))-[.D12]" office:value-type="float" office:value="16.8502856594731" calcext:value-type="float">
            <text:p>16.8502856595</text:p>
          </table:table-cell>
          <table:table-cell office:value-type="float" office:value="300" calcext:value-type="float">
            <text:p>300</text:p>
          </table:table-cell>
          <table:table-cell table:formula="of:=ROUND([.B12]*2)" office:value-type="float" office:value="110108" calcext:value-type="float">
            <text:p>110108</text:p>
          </table:table-cell>
          <table:table-cell table:formula="of:=ROUND([.D12])" office:value-type="float" office:value="147" calcext:value-type="float">
            <text:p>147</text:p>
          </table:table-cell>
          <table:table-cell table:formula="of:=ROUND(([.F12]/([.G12]/60000))-[.H1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26.1538461538" calcext:value-type="float">
            <text:p>25226.1538461538</text:p>
          </table:table-cell>
          <table:table-cell/>
          <table:table-cell office:value-type="float" office:value="10.7235463550761" calcext:value-type="float">
            <text:p>10.7235463551</text:p>
          </table:table-cell>
          <table:table-cell table:formula="of:=([.A13]/([.B13]/30000))-[.D13]" office:value-type="float" office:value="7.11508266242713" calcext:value-type="float">
            <text:p>7.1150826624</text:p>
          </table:table-cell>
          <table:table-cell office:value-type="float" office:value="15" calcext:value-type="float">
            <text:p>15</text:p>
          </table:table-cell>
          <table:table-cell table:formula="of:=ROUND([.B13]*2)" office:value-type="float" office:value="50452" calcext:value-type="float">
            <text:p>50452</text:p>
          </table:table-cell>
          <table:table-cell table:formula="of:=ROUND([.D13])" office:value-type="float" office:value="11" calcext:value-type="float">
            <text:p>11</text:p>
          </table:table-cell>
          <table:table-cell table:formula="of:=ROUND(([.F13]/([.G13]/60000))-[.H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690.3076923077" calcext:value-type="float">
            <text:p>44690.3076923077</text:p>
          </table:table-cell>
          <table:table-cell/>
          <table:table-cell office:value-type="float" office:value="21.7317961835825" calcext:value-type="float">
            <text:p>21.7317961836</text:p>
          </table:table-cell>
          <table:table-cell table:formula="of:=([.A14]/([.B14]/30000))-[.D14]" office:value-type="float" office:value="8.47609608009883" calcext:value-type="float">
            <text:p>8.4760960801</text:p>
          </table:table-cell>
          <table:table-cell office:value-type="float" office:value="45" calcext:value-type="float">
            <text:p>45</text:p>
          </table:table-cell>
          <table:table-cell table:formula="of:=ROUND([.B14]*2)" office:value-type="float" office:value="89381" calcext:value-type="float">
            <text:p>89381</text:p>
          </table:table-cell>
          <table:table-cell table:formula="of:=ROUND([.D14])" office:value-type="float" office:value="22" calcext:value-type="float">
            <text:p>22</text:p>
          </table:table-cell>
          <table:table-cell table:formula="of:=ROUND(([.F14]/([.G14]/60000))-[.H14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.00.0000</text:date>, <text:time style:data-style-name="N2" text:time-value="0000-00-00T00:00:01.8014947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47:06.673000000</meta:creation-date>
    <dc:date>2013-12-09T11:05:18.035000000</dc:date>
    <meta:editing-duration>PT4H16M32S</meta:editing-duration>
    <meta:editing-cycles>56</meta:editing-cycles>
    <meta:generator>LibreOffice/4.1.3.2$Windows_x86 LibreOffice_project/70feb7d99726f064edab4605a8ab840c50ec57a</meta:generator>
    <meta:document-statistic meta:table-count="2" meta:cell-count="8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02cm" svg:height="10.429cm" xlink:href=".." xlink:type="simple" chart:class="chart:stock" chart:style-name="ch1">
        <chart:legend chart:legend-position="end" svg:x="16.047cm" svg:y="4.64cm" style:legend-expansion="high" chart:style-name="ch2"/>
        <chart:plot-area chart:style-name="ch3" table:cell-range-address="Scaleout.K8:Scaleout.M20" chart:data-source-has-labels="row" svg:x="0.82cm" svg:y="0.967cm" svg:width="14.487cm" svg:height="8.834cm">
          <chartooo:coordinate-region svg:x="1.627cm" svg:y="1.179cm" svg:width="12.872cm" svg:height="7.9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caleout.K9:Scaleout.K20" chart:label-cell-address="Scaleout.K8:Scaleout.K8" chart:class="chart:bar">
            <chart:data-point chart:repeated="12"/>
          </chart:series>
          <chart:series chart:attached-axis="secondary-y">
            <chart:data-point/>
          </chart:series>
          <chart:series chart:values-cell-range-address="Scaleout.L9:Scaleout.L20" chart:label-cell-address="Scaleout.L8:Scaleout.L8" chart:attached-axis="secondary-y">
            <chart:data-point/>
          </chart:series>
          <chart:series chart:values-cell-range-address="Scaleout.M9:Scaleout.M20" chart:label-cell-address="Scaleout.M8:Scaleout.M8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</text:p>
                <draw:g>
                  <svg:desc>Scaleout.K8:Scaleout.K8</svg:desc>
                </draw:g>
              </table:table-cell>
              <table:table-cell office:value-type="string">
                <text:p>Percentile 2.5</text:p>
                <draw:g>
                  <svg:desc>Scaleout.L8:Scaleout.L8</svg:desc>
                </draw:g>
              </table:table-cell>
              <table:table-cell office:value-type="string">
                <text:p>Percentile 97.5</text:p>
                <draw:g>
                  <svg:desc>Scaleout.M8:Scaleout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caleout.K9:Scaleout.K20</svg:desc>
                </draw:g>
              </table:table-cell>
              <table:table-cell office:value-type="float" office:value="5">
                <text:p>5</text:p>
                <draw:g>
                  <svg:desc>Scaleout.L9:Scaleout.L20</svg:desc>
                </draw:g>
              </table:table-cell>
              <table:table-cell office:value-type="float" office:value="52">
                <text:p>52</text:p>
                <draw:g>
                  <svg:desc>Scaleout.M9:Scaleout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12">
                <text:p>1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Errorous Request Count</text:p>
        </chart:title>
        <chart:legend chart:legend-position="end" svg:x="14.266cm" svg:y="3.926cm" style:legend-expansion="high" chart:style-name="ch3"/>
        <chart:plot-area chart:style-name="ch4" table:cell-range-address="Scaleout.A79:Scaleout.N80" chart:data-source-has-labels="column" svg:x="0.77cm" svg:y="1.635cm" svg:width="12.856cm" svg:height="6.765cm">
          <chartooo:coordinate-region svg:x="1.577cm" svg:y="1.847cm" svg:width="12.049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eout.B79:Scaleout.N79" chart:label-cell-address="Scaleout.A79:Scaleout.A79" chart:class="chart:bar">
            <chart:data-point chart:repeated="13"/>
          </chart:series>
          <chart:series chart:style-name="ch9" chart:values-cell-range-address="Scaleout.B80:Scaleout.N80" chart:label-cell-address="Scaleout.A80:Scaleout.A80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caleout.A79:Scaleout.A79</svg:desc>
                </draw:g>
              </table:table-cell>
              <table:table-cell office:value-type="float" office:value="0">
                <text:p>0</text:p>
                <draw:g>
                  <svg:desc>Scaleout.B79:Scaleout.N79</svg:desc>
                </draw:g>
              </table:table-cell>
              <table:table-cell office:value-type="float" office:value="9.76923076923077">
                <text:p>9.76923076923077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45.2307692307692">
                <text:p>45.2307692307692</text:p>
              </table:table-cell>
              <table:table-cell office:value-type="float" office:value="267.538461538462">
                <text:p>267.538461538462</text:p>
              </table:table-cell>
              <table:table-cell office:value-type="float" office:value="287.307692307692">
                <text:p>287.307692307692</text:p>
              </table:table-cell>
              <table:table-cell office:value-type="float" office:value="321.538461538462">
                <text:p>321.538461538462</text:p>
              </table:table-cell>
              <table:table-cell office:value-type="float" office:value="308">
                <text:p>308</text:p>
              </table:table-cell>
              <table:table-cell office:value-type="float" office:value="336">
                <text:p>336</text:p>
              </table:table-cell>
              <table:table-cell office:value-type="float" office:value="333.153846153846">
                <text:p>333.153846153846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stddev</text:p>
                <draw:g>
                  <svg:desc>Scaleout.A80:Scaleout.A80</svg:desc>
                </draw:g>
              </table:table-cell>
              <table:table-cell office:value-type="float" office:value="0">
                <text:p>0</text:p>
                <draw:g>
                  <svg:desc>Scaleout.B80:Scaleout.N80</svg:desc>
                </draw:g>
              </table:table-cell>
              <table:table-cell office:value-type="float" office:value="12.5708249938356">
                <text:p>12.5708249938356</text:p>
              </table:table-cell>
              <table:table-cell office:value-type="float" office:value="12.8616902825047">
                <text:p>12.8616902825047</text:p>
              </table:table-cell>
              <table:table-cell office:value-type="float" office:value="15.9835652773203">
                <text:p>15.9835652773203</text:p>
              </table:table-cell>
              <table:table-cell office:value-type="float" office:value="40.8047257192796">
                <text:p>40.8047257192796</text:p>
              </table:table-cell>
              <table:table-cell office:value-type="float" office:value="63.6508907827369">
                <text:p>63.6508907827369</text:p>
              </table:table-cell>
              <table:table-cell office:value-type="float" office:value="46.1760843860842">
                <text:p>46.1760843860842</text:p>
              </table:table-cell>
              <table:table-cell office:value-type="float" office:value="43.6570257511423">
                <text:p>43.6570257511423</text:p>
              </table:table-cell>
              <table:table-cell office:value-type="float" office:value="46.3788745012209">
                <text:p>46.3788745012209</text:p>
              </table:table-cell>
              <table:table-cell office:value-type="float" office:value="39.570611990887">
                <text:p>39.570611990887</text:p>
              </table:table-cell>
              <table:table-cell office:value-type="float" office:value="39.7488912923915">
                <text:p>39.7488912923915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10940039245046">
                <text:p>1.10940039245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legend chart:legend-position="end" svg:x="13.686cm" svg:y="2.615cm" style:legend-expansion="high" chart:style-name="ch2"/>
        <chart:plot-area chart:style-name="ch3" table:cell-range-address="Scaleout.C30:Scaleout.I45" chart:data-source-has-labels="row" svg:x="0.77cm" svg:y="0.851cm" svg:width="12.276cm" svg:height="7.549cm">
          <chartooo:coordinate-region svg:x="1.947cm" svg:y="1.063cm" svg:width="11.099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aleout.C31:Scaleout.C45" chart:label-cell-address="Scaleout.C30:Scaleout.C30" chart:class="chart:bar">
            <chart:data-point chart:repeated="15"/>
          </chart:series>
          <chart:series chart:style-name="ch8" chart:values-cell-range-address="Scaleout.D31:Scaleout.D45" chart:label-cell-address="Scaleout.D30:Scaleout.D30" chart:class="chart:bar">
            <chart:data-point chart:repeated="15"/>
          </chart:series>
          <chart:series chart:style-name="ch9" chart:values-cell-range-address="Scaleout.E31:Scaleout.E45" chart:label-cell-address="Scaleout.E30:Scaleout.E30" chart:class="chart:bar">
            <chart:data-point chart:repeated="15"/>
          </chart:series>
          <chart:series chart:style-name="ch10" chart:values-cell-range-address="Scaleout.F31:Scaleout.F45" chart:label-cell-address="Scaleout.F30:Scaleout.F30" chart:class="chart:bar">
            <chart:data-point chart:repeated="15"/>
          </chart:series>
          <chart:series chart:style-name="ch11" chart:values-cell-range-address="Scaleout.G31:Scaleout.G45" chart:label-cell-address="Scaleout.G30:Scaleout.G30" chart:class="chart:bar">
            <chart:data-point chart:repeated="15"/>
          </chart:series>
          <chart:series chart:style-name="ch12" chart:values-cell-range-address="Scaleout.H31:Scaleout.H45" chart:label-cell-address="Scaleout.H30:Scaleout.H30" chart:class="chart:bar">
            <chart:data-point chart:repeated="15"/>
          </chart:series>
          <chart:series chart:style-name="ch13" chart:values-cell-range-address="Scaleout.I31:Scaleout.I45" chart:label-cell-address="Scaleout.I30:Scaleout.I30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30</text:p>
                <draw:g>
                  <svg:desc>Scaleout.C30:Scaleout.C30</svg:desc>
                </draw:g>
              </table:table-cell>
              <table:table-cell office:value-type="string">
                <text:p>Count 60</text:p>
                <draw:g>
                  <svg:desc>Scaleout.D30:Scaleout.D30</svg:desc>
                </draw:g>
              </table:table-cell>
              <table:table-cell office:value-type="string">
                <text:p>Count 90</text:p>
                <draw:g>
                  <svg:desc>Scaleout.E30:Scaleout.E30</svg:desc>
                </draw:g>
              </table:table-cell>
              <table:table-cell office:value-type="string">
                <text:p>Count 120</text:p>
                <draw:g>
                  <svg:desc>Scaleout.F30:Scaleout.F30</svg:desc>
                </draw:g>
              </table:table-cell>
              <table:table-cell office:value-type="string">
                <text:p>Count 150</text:p>
                <draw:g>
                  <svg:desc>Scaleout.G30:Scaleout.G30</svg:desc>
                </draw:g>
              </table:table-cell>
              <table:table-cell office:value-type="string">
                <text:p>Count 180</text:p>
                <draw:g>
                  <svg:desc>Scaleout.H30:Scaleout.H30</svg:desc>
                </draw:g>
              </table:table-cell>
              <table:table-cell office:value-type="string">
                <text:p>Count 210</text:p>
                <draw:g>
                  <svg:desc>Scaleout.I30:Scaleout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86">
                <text:p>12386</text:p>
                <draw:g>
                  <svg:desc>Scaleout.C31:Scaleout.C45</svg:desc>
                </draw:g>
              </table:table-cell>
              <table:table-cell office:value-type="float" office:value="19604">
                <text:p>19604</text:p>
                <draw:g>
                  <svg:desc>Scaleout.D31:Scaleout.D45</svg:desc>
                </draw:g>
              </table:table-cell>
              <table:table-cell office:value-type="float" office:value="22583">
                <text:p>22583</text:p>
                <draw:g>
                  <svg:desc>Scaleout.E31:Scaleout.E45</svg:desc>
                </draw:g>
              </table:table-cell>
              <table:table-cell office:value-type="float" office:value="23477">
                <text:p>23477</text:p>
                <draw:g>
                  <svg:desc>Scaleout.F31:Scaleout.F45</svg:desc>
                </draw:g>
              </table:table-cell>
              <table:table-cell office:value-type="float" office:value="27007">
                <text:p>27007</text:p>
                <draw:g>
                  <svg:desc>Scaleout.G31:Scaleout.G45</svg:desc>
                </draw:g>
              </table:table-cell>
              <table:table-cell office:value-type="float" office:value="22452">
                <text:p>22452</text:p>
                <draw:g>
                  <svg:desc>Scaleout.H31:Scaleout.H45</svg:desc>
                </draw:g>
              </table:table-cell>
              <table:table-cell office:value-type="float" office:value="25754">
                <text:p>25754</text:p>
                <draw:g>
                  <svg:desc>Scaleout.I31:Scaleout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3">
                <text:p>19803</text:p>
              </table:table-cell>
              <table:table-cell office:value-type="float" office:value="37657">
                <text:p>37657</text:p>
              </table:table-cell>
              <table:table-cell office:value-type="float" office:value="48416">
                <text:p>48416</text:p>
              </table:table-cell>
              <table:table-cell office:value-type="float" office:value="52787">
                <text:p>52787</text:p>
              </table:table-cell>
              <table:table-cell office:value-type="float" office:value="53193">
                <text:p>53193</text:p>
              </table:table-cell>
              <table:table-cell office:value-type="float" office:value="50127">
                <text:p>50127</text:p>
              </table:table-cell>
              <table:table-cell office:value-type="float" office:value="49791">
                <text:p>49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94">
                <text:p>16894</text:p>
              </table:table-cell>
              <table:table-cell office:value-type="float" office:value="27998">
                <text:p>27998</text:p>
              </table:table-cell>
              <table:table-cell office:value-type="float" office:value="39925">
                <text:p>39925</text:p>
              </table:table-cell>
              <table:table-cell office:value-type="float" office:value="48925">
                <text:p>48925</text:p>
              </table:table-cell>
              <table:table-cell office:value-type="float" office:value="49935">
                <text:p>49935</text:p>
              </table:table-cell>
              <table:table-cell office:value-type="float" office:value="50667">
                <text:p>50667</text:p>
              </table:table-cell>
              <table:table-cell office:value-type="float" office:value="50190">
                <text:p>50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10">
                <text:p>28810</text:p>
              </table:table-cell>
              <table:table-cell office:value-type="float" office:value="45146">
                <text:p>45146</text:p>
              </table:table-cell>
              <table:table-cell office:value-type="float" office:value="49592">
                <text:p>49592</text:p>
              </table:table-cell>
              <table:table-cell office:value-type="float" office:value="44149">
                <text:p>44149</text:p>
              </table:table-cell>
              <table:table-cell office:value-type="float" office:value="48243">
                <text:p>48243</text:p>
              </table:table-cell>
              <table:table-cell office:value-type="float" office:value="45699">
                <text:p>45699</text:p>
              </table:table-cell>
              <table:table-cell office:value-type="float" office:value="50352">
                <text:p>50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99">
                <text:p>34399</text:p>
              </table:table-cell>
              <table:table-cell office:value-type="float" office:value="44719">
                <text:p>44719</text:p>
              </table:table-cell>
              <table:table-cell office:value-type="float" office:value="48800">
                <text:p>48800</text:p>
              </table:table-cell>
              <table:table-cell office:value-type="float" office:value="47320">
                <text:p>47320</text:p>
              </table:table-cell>
              <table:table-cell office:value-type="float" office:value="50786">
                <text:p>50786</text:p>
              </table:table-cell>
              <table:table-cell office:value-type="float" office:value="49186">
                <text:p>49186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37">
                <text:p>33737</text:p>
              </table:table-cell>
              <table:table-cell office:value-type="float" office:value="43989">
                <text:p>43989</text:p>
              </table:table-cell>
              <table:table-cell office:value-type="float" office:value="48898">
                <text:p>48898</text:p>
              </table:table-cell>
              <table:table-cell office:value-type="float" office:value="47697">
                <text:p>47697</text:p>
              </table:table-cell>
              <table:table-cell office:value-type="float" office:value="52234">
                <text:p>52234</text:p>
              </table:table-cell>
              <table:table-cell office:value-type="float" office:value="49334">
                <text:p>49334</text:p>
              </table:table-cell>
              <table:table-cell office:value-type="float" office:value="51808">
                <text:p>51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4">
                <text:p>31204</text:p>
              </table:table-cell>
              <table:table-cell office:value-type="float" office:value="43121">
                <text:p>43121</text:p>
              </table:table-cell>
              <table:table-cell office:value-type="float" office:value="46275">
                <text:p>46275</text:p>
              </table:table-cell>
              <table:table-cell office:value-type="float" office:value="50466">
                <text:p>50466</text:p>
              </table:table-cell>
              <table:table-cell office:value-type="float" office:value="51748">
                <text:p>51748</text:p>
              </table:table-cell>
              <table:table-cell office:value-type="float" office:value="50459">
                <text:p>50459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929">
                <text:p>37929</text:p>
              </table:table-cell>
              <table:table-cell office:value-type="float" office:value="39036">
                <text:p>39036</text:p>
              </table:table-cell>
              <table:table-cell office:value-type="float" office:value="48832">
                <text:p>48832</text:p>
              </table:table-cell>
              <table:table-cell office:value-type="float" office:value="48873">
                <text:p>48873</text:p>
              </table:table-cell>
              <table:table-cell office:value-type="float" office:value="50983">
                <text:p>50983</text:p>
              </table:table-cell>
              <table:table-cell office:value-type="float" office:value="48367">
                <text:p>48367</text:p>
              </table:table-cell>
              <table:table-cell office:value-type="float" office:value="51440">
                <text:p>51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24">
                <text:p>41624</text:p>
              </table:table-cell>
              <table:table-cell office:value-type="float" office:value="45386">
                <text:p>45386</text:p>
              </table:table-cell>
              <table:table-cell office:value-type="float" office:value="49074">
                <text:p>49074</text:p>
              </table:table-cell>
              <table:table-cell office:value-type="float" office:value="50515">
                <text:p>50515</text:p>
              </table:table-cell>
              <table:table-cell office:value-type="float" office:value="51861">
                <text:p>51861</text:p>
              </table:table-cell>
              <table:table-cell office:value-type="float" office:value="51950">
                <text:p>51950</text:p>
              </table:table-cell>
              <table:table-cell office:value-type="float" office:value="49515">
                <text:p>49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99">
                <text:p>28199</text:p>
              </table:table-cell>
              <table:table-cell office:value-type="float" office:value="49154">
                <text:p>49154</text:p>
              </table:table-cell>
              <table:table-cell office:value-type="float" office:value="49309">
                <text:p>49309</text:p>
              </table:table-cell>
              <table:table-cell office:value-type="float" office:value="52738">
                <text:p>52738</text:p>
              </table:table-cell>
              <table:table-cell office:value-type="float" office:value="50103">
                <text:p>50103</text:p>
              </table:table-cell>
              <table:table-cell office:value-type="float" office:value="49760">
                <text:p>49760</text:p>
              </table:table-cell>
              <table:table-cell office:value-type="float" office:value="45820">
                <text:p>4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74">
                <text:p>15474</text:p>
              </table:table-cell>
              <table:table-cell office:value-type="float" office:value="47503">
                <text:p>47503</text:p>
              </table:table-cell>
              <table:table-cell office:value-type="float" office:value="46875">
                <text:p>46875</text:p>
              </table:table-cell>
              <table:table-cell office:value-type="float" office:value="50521">
                <text:p>50521</text:p>
              </table:table-cell>
              <table:table-cell office:value-type="float" office:value="50178">
                <text:p>50178</text:p>
              </table:table-cell>
              <table:table-cell office:value-type="float" office:value="50871">
                <text:p>50871</text:p>
              </table:table-cell>
              <table:table-cell office:value-type="float" office:value="47574">
                <text:p>47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94">
                <text:p>8994</text:p>
              </table:table-cell>
              <table:table-cell office:value-type="float" office:value="46749">
                <text:p>46749</text:p>
              </table:table-cell>
              <table:table-cell office:value-type="float" office:value="43489">
                <text:p>43489</text:p>
              </table:table-cell>
              <table:table-cell office:value-type="float" office:value="52463">
                <text:p>52463</text:p>
              </table:table-cell>
              <table:table-cell office:value-type="float" office:value="46065">
                <text:p>46065</text:p>
              </table:table-cell>
              <table:table-cell office:value-type="float" office:value="48653">
                <text:p>48653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89">
                <text:p>10889</text:p>
              </table:table-cell>
              <table:table-cell office:value-type="float" office:value="43724">
                <text:p>43724</text:p>
              </table:table-cell>
              <table:table-cell office:value-type="float" office:value="42640">
                <text:p>42640</text:p>
              </table:table-cell>
              <table:table-cell office:value-type="float" office:value="48768">
                <text:p>48768</text:p>
              </table:table-cell>
              <table:table-cell office:value-type="float" office:value="51710">
                <text:p>51710</text:p>
              </table:table-cell>
              <table:table-cell office:value-type="float" office:value="51695">
                <text:p>51695</text:p>
              </table:table-cell>
              <table:table-cell office:value-type="float" office:value="47510">
                <text:p>475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48">
                <text:p>16848</text:p>
              </table:table-cell>
              <table:table-cell office:value-type="float" office:value="43731">
                <text:p>43731</text:p>
              </table:table-cell>
              <table:table-cell office:value-type="float" office:value="49178">
                <text:p>49178</text:p>
              </table:table-cell>
              <table:table-cell office:value-type="float" office:value="50434">
                <text:p>50434</text:p>
              </table:table-cell>
              <table:table-cell office:value-type="float" office:value="50702">
                <text:p>50702</text:p>
              </table:table-cell>
              <table:table-cell office:value-type="float" office:value="49431">
                <text:p>49431</text:p>
              </table:table-cell>
              <table:table-cell office:value-type="float" office:value="48777">
                <text:p>48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">
                <text:p>1214</text:p>
              </table:table-cell>
              <table:table-cell office:value-type="float" office:value="175">
                <text:p>175</text:p>
              </table:table-cell>
              <table:table-cell office:value-type="float" office:value="2542">
                <text:p>2542</text:p>
              </table:table-cell>
              <table:table-cell office:value-type="float" office:value="3996">
                <text:p>3996</text:p>
              </table:table-cell>
              <table:table-cell office:value-type="float" office:value="3087">
                <text:p>3087</text:p>
              </table:table-cell>
              <table:table-cell office:value-type="float" office:value="4259">
                <text:p>4259</text:p>
              </table:table-cell>
              <table:table-cell office:value-type="float" office:value="2370">
                <text:p>2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title svg:x="6.158cm" svg:y="0.315cm" chart:style-name="ch2">
          <text:p>Througput req/30s</text:p>
        </chart:title>
        <chart:legend chart:legend-position="end" svg:x="14.268cm" svg:y="3.925cm" style:legend-expansion="high" chart:style-name="ch3"/>
        <chart:plot-area chart:style-name="ch4" table:cell-range-address="Scaleout.A50:Scaleout.N51" chart:data-source-has-labels="column" svg:x="0.77cm" svg:y="1.631cm" svg:width="12.858cm" svg:height="6.769cm">
          <chartooo:coordinate-region svg:x="1.947cm" svg:y="1.843cm" svg:width="11.681cm" svg:height="5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eout.B50:Scaleout.N50" chart:label-cell-address="Scaleout.A50:Scaleout.A50" chart:class="chart:bar">
            <chart:data-point chart:repeated="13"/>
          </chart:series>
          <chart:series chart:style-name="ch9" chart:values-cell-range-address="Scaleout.B51:Scaleout.N51" chart:label-cell-address="Scaleout.A51:Scaleout.A5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caleout.A50:Scaleout.A50</svg:desc>
                </draw:g>
              </table:table-cell>
              <table:table-cell office:value-type="float" office:value="0">
                <text:p>0</text:p>
                <draw:g>
                  <svg:desc>Scaleout.B50:Scaleout.N50</svg:desc>
                </draw:g>
              </table:table-cell>
              <table:table-cell office:value-type="float" office:value="24984.9230769231">
                <text:p>24984.9230769231</text:p>
              </table:table-cell>
              <table:table-cell office:value-type="float" office:value="42916.3846153846">
                <text:p>42916.3846153846</text:p>
              </table:table-cell>
              <table:table-cell office:value-type="float" office:value="47023.3076923077">
                <text:p>47023.3076923077</text:p>
              </table:table-cell>
              <table:table-cell office:value-type="float" office:value="49665.8461538462">
                <text:p>49665.8461538462</text:p>
              </table:table-cell>
              <table:table-cell office:value-type="float" office:value="50595.4615384615">
                <text:p>50595.4615384615</text:p>
              </table:table-cell>
              <table:table-cell office:value-type="float" office:value="49707.6153846154">
                <text:p>49707.6153846154</text:p>
              </table:table-cell>
              <table:table-cell office:value-type="float" office:value="49429">
                <text:p>49429</text:p>
              </table:table-cell>
              <table:table-cell office:value-type="float" office:value="53552.5384615385">
                <text:p>53552.5384615385</text:p>
              </table:table-cell>
              <table:table-cell office:value-type="float" office:value="53935.6923076923">
                <text:p>53935.6923076923</text:p>
              </table:table-cell>
              <table:table-cell office:value-type="float" office:value="55054.1538461538">
                <text:p>55054.1538461538</text:p>
              </table:table-cell>
              <table:table-cell office:value-type="float" office:value="25226.1538461538">
                <text:p>25226.1538461538</text:p>
              </table:table-cell>
              <table:table-cell office:value-type="float" office:value="44690.3076923077">
                <text:p>44690.3076923077</text:p>
              </table:table-cell>
            </table:table-row>
            <table:table-row>
              <table:table-cell office:value-type="string">
                <text:p>stddev</text:p>
                <draw:g>
                  <svg:desc>Scaleout.A51:Scaleout.A51</svg:desc>
                </draw:g>
              </table:table-cell>
              <table:table-cell office:value-type="float" office:value="0">
                <text:p>0</text:p>
                <draw:g>
                  <svg:desc>Scaleout.B51:Scaleout.N51</svg:desc>
                </draw:g>
              </table:table-cell>
              <table:table-cell office:value-type="float" office:value="10710.809691316">
                <text:p>10710.809691316</text:p>
              </table:table-cell>
              <table:table-cell office:value-type="float" office:value="5452.35696034998">
                <text:p>5452.35696034998</text:p>
              </table:table-cell>
              <table:table-cell office:value-type="float" office:value="3098.72719528022">
                <text:p>3098.72719528022</text:p>
              </table:table-cell>
              <table:table-cell office:value-type="float" office:value="2440.71341504056">
                <text:p>2440.71341504056</text:p>
              </table:table-cell>
              <table:table-cell office:value-type="float" office:value="1841.96777095333">
                <text:p>1841.96777095333</text:p>
              </table:table-cell>
              <table:table-cell office:value-type="float" office:value="1619.20049913847">
                <text:p>1619.20049913847</text:p>
              </table:table-cell>
              <table:table-cell office:value-type="float" office:value="1798.54552347167">
                <text:p>1798.54552347167</text:p>
              </table:table-cell>
              <table:table-cell office:value-type="float" office:value="1355.06780982753">
                <text:p>1355.06780982753</text:p>
              </table:table-cell>
              <table:table-cell office:value-type="float" office:value="1434.27690170665">
                <text:p>1434.27690170665</text:p>
              </table:table-cell>
              <table:table-cell office:value-type="float" office:value="1103.09140193623">
                <text:p>1103.09140193623</text:p>
              </table:table-cell>
              <table:table-cell office:value-type="float" office:value="5619.54563474892">
                <text:p>5619.54563474892</text:p>
              </table:table-cell>
              <table:table-cell office:value-type="float" office:value="4236.00313551614">
                <text:p>4236.003135516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